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Basic/script-lc.xml"/>
  <manifest:file-entry manifest:media-type="text/xml" manifest:full-path="Basic/Standard/script-lb.xml"/>
  <manifest:file-entry manifest:media-type="text/xml" manifest:full-path="Basic/Standard/Diamond.xml"/>
  <manifest:file-entry manifest:media-type="text/xml" manifest:full-path="setting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Normal" style:list-style-name="L1"/>
    <style:style style:name="P2" style:family="paragraph" style:parent-style-name="Normal" style:list-style-name="L2"/>
    <style:style style:name="P3" style:family="paragraph" style:parent-style-name="Normal" style:list-style-name="L3"/>
    <style:style style:name="P4" style:family="paragraph" style:parent-style-name="Normal" style:list-style-name="L4"/>
    <style:style style:name="P5" style:family="paragraph" style:parent-style-name="Normal" style:list-style-name="L5"/>
    <style:style style:name="P6" style:family="paragraph" style:parent-style-name="Normal" style:list-style-name="L6"/>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inyChat</text:p>
      <text:p text:style-name="Signature">Stéphane Ducasse</text:p>
      <text:p text:style-name="Signature">[Responsable de l'équipe INRIA RMoD, Laboratoire CRIStAL de l'université Lille 1]</text:p>
      <text:p text:style-name="Signature"/>
      <text:p text:style-name="Signature">Olivier Auverlot</text:p>
      <text:p text:style-name="Signature">[Ingénieur d'étude, Laboratoire CRIStAL de l'université Lille 1]</text:p>
      <text:p text:style-name="chapeau">Pharo permet la définition d'un serveur REST en quelques dizaines de lignes. Pour cela, vous allez utiliser Teapot. Il s'agit d'une extension à Zinc, le framework HTTP de Pharo, développé par la société BetaNine et offert gracieusement à la communauté. </text:p>
      <text:p text:style-name="Normal">L'objectif de cet article est de vous faire développer en cinq classes, une application de chat client/serveur avec une interface graphique. Cette petite aventure vous permettra de vous familiariser avec Pharo et de voir l'aisance avec laquelle un server REST peut être défini. Développée en quelques heures, TinyChat a été conçu comme une application pédagogique. Pour cette raison, à la fin de l'article nous proposons une liste d'améliorations possibles. </text:p>
      <text:p text:style-name="Heading_20_1">1. Objectifs et architecture</text:p>
      <text:p text:style-name="Normal">Nous allons donc construire un serveur de discussion (chat) et un client permettant de s'y connecter. </text:p>
      <text:p text:style-name="pragma">/// Image : tinychat_figure_01.png ///</text:p>
      <text:p text:style-name="legende">Fig. 1 : Conversation en cours avec TinyChat.</text:p>
      <text:p text:style-name="Normal">La communication entre le client et le serveur sera basée sur HTTP et REST. En plus des classes <text:span text:style-name="code_5f_par">TCServer</text:span> et <text:span text:style-name="code_5f_par">TinyChat</text:span> (le client), nous définirons trois autres classes : la classe <text:span text:style-name="code_5f_par">TCMessage</text:span> qui représente les messages échangés (dans le futur, vous pourrez étendre TinyChat pour échanger des éléments plus structurés comme JSON ou STON qui est le format textuel Pharo), la classe <text:span text:style-name="code_5f_par">TCMessageQueue</text:span> qui stocke les messages et <text:span text:style-name="code_5f_par">TCConsole</text:span> l'interface graphique.</text:p>
      <text:h text:style-name="Heading_20_1" text:outline-level="1">Chargeons Teapot</text:h>
      <text:p text:style-name="Normal">Vous pouvez charger Teapot en utilisant le Configuration Browser qui se trouve dans le menu Tools du menu principal. Sélectionnez Teapot et utilisez "Install Stable". Une autre solution consiste à utiliser le script suivant : </text:p>
      <text:p text:style-name="Standard"/>
      <text:p text:style-name="code">Gofer it </text:p>
      <text:p text:style-name="code"><text:tab/>smalltalkhubUser: 'zeroflag' </text:p>
      <text:p text:style-name="code"><text:tab/>project: 'Teapot'; <text:s text:c="3"/></text:p>
      <text:p text:style-name="code"><text:tab/>configuration; <text:s text:c="3"/></text:p>
      <text:p text:style-name="code"><text:tab/>loadStable. </text:p>
      <text:h text:style-name="Heading_20_1" text:outline-level="1">Représentation d'un message</text:h>
      <text:p text:style-name="Normal">Un message est un objet très simple avec un texte et un identifiant pour l'émetteur.</text:p>
      <text:p text:style-name="Heading_20_3">Classe TCMessage</text:p>
      <text:p text:style-name="Normal">Nous définissons la classe <text:span text:style-name="code_5f_par">TCMessage</text:span> dans le package TinyChat.</text:p>
      <text:p text:style-name="code">Object subclass: #TCMessage</text:p>
      <text:p text:style-name="code"><text:tab/>instanceVariableNames: 'sender text separator' <text:tab/></text:p>
      <text:p text:style-name="code"><text:tab/>ClassVariableNames: '' </text:p>
      <text:p text:style-name="code"><text:tab/>category: 'TinyChat'</text:p>
      <text:p text:style-name="code"/>
      <text:p text:style-name="Normal">Les variables d'instances sont les suivantes: </text:p>
      <text:list xml:id="list183084625231559541" text:style-name="L1">
        <text:list-item>
          <text:p text:style-name="P1"><text:span text:style-name="code_5f_par">sender</text:span> : le login de l'expéditeur, </text:p>
        </text:list-item>
      </text:list>
      <text:list xml:id="list7957348303177332782" text:style-name="L2">
        <text:list-item>
          <text:p text:style-name="P2"><text:span text:style-name="code_5f_par">text</text:span> : le texte du message, </text:p>
        </text:list-item>
        <text:list-item>
          <text:p text:style-name="P2"><text:soft-page-break/><text:span text:style-name="code_5f_par">separator</text:span> : un caractère séparateur pour l'affichage.</text:p>
        </text:list-item>
      </text:list>
      <text:p text:style-name="Heading_20_3">Créez les accesseurs pour les variables d'instance sender et text</text:p>
      <text:p text:style-name="Normal">Nous créons les accesseurs suivants:</text:p>
      <text:p text:style-name="code">TCMessage &gt;&gt; sender</text:p>
      <text:p text:style-name="code"><text:tab/>^sender</text:p>
      <text:p text:style-name="code"/>
      <text:p text:style-name="code">TCMessage &gt;&gt; sender: anObject</text:p>
      <text:p text:style-name="code"><text:tab/>^sender := anObject </text:p>
      <text:p text:style-name="code"/>
      <text:p text:style-name="code">TCMessage &gt;&gt; text</text:p>
      <text:p text:style-name="code"><text:tab/>^ text</text:p>
      <text:p text:style-name="code"/>
      <text:p text:style-name="code">TCMessage &gt;&gt; text: anObject</text:p>
      <text:p text:style-name="code"><text:tab/>text := anObject </text:p>
      <text:p text:style-name="Heading_20_3">Initialisation de la classe </text:p>
      <text:p text:style-name="Normal">La méthode <text:span text:style-name="code_5f_par">initialize</text:span> définit la valeur du caractère séparateur.</text:p>
      <text:p text:style-name="code">TCMessage &gt;&gt; initialize</text:p>
      <text:p text:style-name="code"><text:tab/>super initialize.</text:p>
      <text:p text:style-name="code"><text:tab/>separator := '&gt;'. </text:p>
      <text:p text:style-name="Normal"/>
      <text:p text:style-name="Normal">La méthode de classe <text:span text:style-name="code_5f_par">TCMessage class&gt;&gt;from:text:</text:span> permet d'instancier un message :</text:p>
      <text:p text:style-name="code">TCMessage class &gt;&gt; from: aSender text: aText <text:tab/></text:p>
      <text:p text:style-name="code"><text:tab/>^ self new </text:p>
      <text:p text:style-name="code"><text:tab/><text:tab/>sender: aSender; </text:p>
      <text:p text:style-name="code"><text:tab/><text:tab/>text: aText; </text:p>
      <text:p text:style-name="code"><text:tab/><text:tab/>yourself </text:p>
      <text:p text:style-name="Normal">Le message <text:span text:style-name="code_5f_par">yourself</text:span> rend le receveur du message : c'est une manière de s'assurer que le nouvel objet créé sera bien retourné par le message <text:span text:style-name="code_5f_par">from:text:</text:span> et non le résultat du message <text:span text:style-name="code_5f_par">text:</text:span>.</text:p>
      <text:p text:style-name="Heading_20_3">Convertir un message en chaine de caractères </text:p>
      <text:p text:style-name="Normal">Nous ajoutons une méthode <text:span text:style-name="code_5f_par">printOn:</text:span> pour transformer le message en une chaine de caractères. Le modèle de la chaine est sender-separator-text-crlf. </text:p>
      <text:p text:style-name="Normal">Exemple: 'john&gt;hello !!!'. </text:p>
      <text:p text:style-name="Normal">La méthode <text:span text:style-name="code_5f_par">printOn:</text:span> est invoquée par la méthode <text:span text:style-name="code_5f_par">printString</text:span>. Il est important de comprendre que la méthode <text:span text:style-name="code_5f_par">printOn:</text:span> est invoquée par les outils tels que le débogueur ou l'inspecteur d'objets. </text:p>
      <text:p text:style-name="code">TCMessage &gt;&gt; printOn: aStream</text:p>
      <text:p text:style-name="code"><text:tab/>aStream</text:p>
      <text:p text:style-name="code"><text:tab/><text:tab/>&lt;&lt; self sender; </text:p>
      <text:p text:style-name="code"><text:tab/><text:tab/>&lt;&lt; separator; <text:tab/><text:tab/></text:p>
      <text:p text:style-name="code"><text:tab/><text:tab/>&lt;&lt; self text; </text:p>
      <text:p text:style-name="code"><text:tab/><text:tab/>&lt;&lt; String crlf</text:p>
      <text:p text:style-name="Heading_20_3">Construire un message à partir d'une chaine de caractères</text:p>
      <text:p text:style-name="Normal">Nous devons également définir deux méthodes pour créer un message à partir d'une chaine, ayant la forme: 'olivier&gt;tinychat est cool'. Tout d'abord, créons une méthode de classe qui sera invoquée de la manière suivante: <text:span text:style-name="code_5f_par">TCMessage fromString: 'olivier&gt;tinychat est cool'</text:span>, puis la méthode d'instance remplissant les variables de l'objet préalablement créé.</text:p>
      <text:p text:style-name="code">TCMessage class &gt;&gt; fromString: aString <text:tab/></text:p>
      <text:p text:style-name="code"><text:tab/>^ self new</text:p>
      <text:p text:style-name="code"><text:tab/><text:tab/>fromString: aString;</text:p>
      <text:p text:style-name="code"><text:tab/><text:tab/>yourself</text:p>
      <text:p text:style-name="code"/>
      <text:p text:style-name="code">TCMessage &gt;&gt; fromString: aString</text:p>
      <text:p text:style-name="code"><text:tab/>"Compose a message from a string of this form 'sender&gt;message'."</text:p>
      <text:p text:style-name="code"><text:tab/>| items |</text:p>
      <text:p text:style-name="code"><text:tab/>items := aString subStrings: separator.</text:p>
      <text:p text:style-name="code"><text:tab/>self sender: items first.</text:p>
      <text:p text:style-name="code"><text:tab/>self text: items second.</text:p>
      <text:p text:style-name="Normal"><text:soft-page-break/></text:p>
      <text:p text:style-name="Normal">Maintenant, nous sommes prêts pour la définition du serveur REST.</text:p>
      <text:h text:style-name="Heading_20_2" text:outline-level="2">Le serveur</text:h>
      <text:p text:style-name="Normal">Pour le serveur, nous allons ajouter une classe pour gérer une queue de messages. Ce n'est pas vraiment nécessaire mais cela permet de bien identifier les responsabilités. </text:p>
      <text:p text:style-name="Heading_20_3">Stockage des messages </text:p>
      <text:p text:style-name="Normal">Créez la classe <text:span text:style-name="code_5f_par">TCMessageQueue</text:span> dans le package TinyChat-Server. </text:p>
      <text:p text:style-name="code">Object subclass: #TCMessageQueue</text:p>
      <text:p text:style-name="code">instanceVariableNames: 'messages'</text:p>
      <text:p text:style-name="code">classVariableNames: '' </text:p>
      <text:p text:style-name="code">category: 'TinyChat-server'</text:p>
      <text:p text:style-name="Normal">La variable d'instance <text:span text:style-name="code_5f_par">messages</text:span> est une collection ordonnée dont le contenu est composé d'instances de <text:span text:style-name="code_5f_par">TCMessage</text:span>. Une <text:span text:style-name="code_5f_par">OrderedCollection</text:span> est une collection qui s'agrandit dynamiquement lors d'ajouts. </text:p>
      <text:p text:style-name="code">TCMessageQueue &gt;&gt; initialize</text:p>
      <text:p text:style-name="code"><text:tab/>super initialize.</text:p>
      <text:p text:style-name="code"><text:tab/>messages := OrderedCollection new.</text:p>
      <text:p text:style-name="Heading_20_4">Opérations de bases sur la liste des messages </text:p>
      <text:p text:style-name="Normal">On doit pouvoir ajouter un message <text:span text:style-name="code_5f_par">add:</text:span>, effacer la liste avec <text:span text:style-name="code_5f_par">reset</text:span> et connaître le nombre de messages avec <text:span text:style-name="code_5f_par">size</text:span>.</text:p>
      <text:p text:style-name="code">TCMessageQueue &gt;&gt; add: aMessage</text:p>
      <text:p text:style-name="code"><text:tab/>messages add: aMessage</text:p>
      <text:p text:style-name="code"/>
      <text:p text:style-name="code">TCMessageQueue &gt;&gt; reset</text:p>
      <text:p text:style-name="code"><text:tab/>messages removeAll </text:p>
      <text:p text:style-name="code"/>
      <text:p text:style-name="code">TCMessageQueue &gt;&gt; size</text:p>
      <text:p text:style-name="code"><text:tab/>^ messages size</text:p>
      <text:p text:style-name="Heading_20_4">Obtenir la liste des messages à partir d'une position </text:p>
      <text:p text:style-name="Normal">Lorsqu'un client demande au serveur la liste des derniers messages échangés, il indique au serveur l'index du dernier message qu'il connaît. Le serveur répond alors la liste des messages reçus depuis cet index. </text:p>
      <text:p text:style-name="code">TCMessageQueue &gt;&gt; listFrom: aIndex</text:p>
      <text:p text:style-name="code"><text:tab/>^ (aIndex &gt; 0 and: [ aIndex &lt;= messages size])</text:p>
      <text:p text:style-name="code"><text:tab/><text:tab/>ifTrue: [ messages copyFrom: aIndex to: messages size ]</text:p>
      <text:p text:style-name="code"><text:tab/><text:tab/>ifFalse: [ #() ]</text:p>
      <text:p text:style-name="Heading_20_4">Formatage des messages </text:p>
      <text:p text:style-name="Normal">La classe <text:span text:style-name="code_5f_par">TCMessageQueue</text:span> doit pouvoir formater une liste de messages (à partir d'un index) en une chaine de caractères que le serveur pourra transmettre au client. On ajoute ensuite une méthode à la classe <text:span text:style-name="code_5f_par">TCMessageQueue</text:span> pour construire une seule chaine de caractères à partir de chaque chaine de caractères produite par chaque message : </text:p>
      <text:p text:style-name="code">TCMessageQueue &gt;&gt; formattedMessagesFrom: aMessageNumber</text:p>
      <text:p text:style-name="code"><text:tab/>^ String streamContents: [ :formattedMessagesStream | </text:p>
      <text:p text:style-name="code"><text:tab/><text:tab/>(self listFrom: aMessageNumber) do: [ :m | </text:p>
      <text:p text:style-name="code"><text:tab/><text:tab/><text:tab/>formattedMessagesStream &lt;&lt; m printString ]]</text:p>
      <text:h text:style-name="Heading_20_2" text:outline-level="2">Le Serveur de Chat</text:h>
      <text:p text:style-name="Normal">Le coeur du serveur est basé sur le framework REST Teapot, permettant l'envoi et la réception des messages. Il maintient également une liste de messages qu'il communique aux clients.</text:p>
      <text:p text:style-name="Heading_20_3">Créez la classe TCServer dans le package TinyChat-Server</text:p>
      <text:p text:style-name="code">Object subclass: #TCServer</text:p>
      <text:p text:style-name="code"><text:tab/>instanceVariableNames: 'teapotServer messagesQueue'</text:p>
      <text:p text:style-name="code"><text:soft-page-break/><text:tab/>classVariableNames: '' </text:p>
      <text:p text:style-name="code"><text:tab/>category: 'TinyChat-Server' </text:p>
      <text:p text:style-name="Normal">La variable d'instance <text:span text:style-name="code_5f_par">messagesQueue</text:span> référence la liste des messages reçus et envoyés par le serveur.</text:p>
      <text:p text:style-name="code">TCServer &gt;&gt; initialize</text:p>
      <text:p text:style-name="code"><text:tab/>super initialize.</text:p>
      <text:p text:style-name="code"><text:tab/>messagesQueue := TCMessageQueue new. </text:p>
      <text:p text:style-name="Normal">La variable d'instance <text:span text:style-name="code_5f_par">teapotServer</text:span> référence l'instance du serveur TeaPot que l'on créée à l'aide de la méthode <text:span text:style-name="code_5f_par">initializePort:</text:span>.</text:p>
      <text:p text:style-name="code">TCServer &gt;&gt; initializePort: anInteger</text:p>
      <text:p text:style-name="code"><text:tab/>teapotServer := Teapot configure: { </text:p>
      <text:p text:style-name="code"><text:tab/>#defaultOutput -&gt; #text. </text:p>
      <text:p text:style-name="code"><text:tab/>#port -&gt; anInteger. </text:p>
      <text:p text:style-name="code"><text:tab/>#debugMode -&gt; true}. </text:p>
      <text:p text:style-name="code"><text:tab/>teapotServer start. </text:p>
      <text:p text:style-name="Normal">Le routage HTTP est défini dans la méthode <text:span text:style-name="code_5f_par">registerRoutes</text:span>. Trois opérations sont définies :</text:p>
      <text:list xml:id="list5212378691620892971" text:style-name="L3">
        <text:list-item>
          <text:p text:style-name="P3"><text:span text:style-name="code_5f_par">GET messages/count</text:span> : retourne au client le nombre de messages reçus par le serveur, </text:p>
        </text:list-item>
        <text:list-item>
          <text:p text:style-name="P3"><text:span text:style-name="code_5f_par">GET messages/&lt;id:IsInteger&gt;</text:span> : le serveur retourne les messages à partir de l'index indiqué dans la requête HTTP, </text:p>
        </text:list-item>
        <text:list-item>
          <text:p text:style-name="P3"><text:span text:style-name="code_5f_par">POST /message/add</text:span> : le client envoie un message au serveur.</text:p>
        </text:list-item>
      </text:list>
      <text:p text:style-name="code">TCServer &gt;&gt; registerRoutes</text:p>
      <text:p text:style-name="code"><text:tab/>teapotServer</text:p>
      <text:p text:style-name="code"><text:tab/>GET: '/messages/count' -&gt; (Send message: #messageCount to: self); </text:p>
      <text:p text:style-name="code"><text:tab/>GET: '/messages/&lt;id:IsInteger&gt;' -&gt; (Send message: #messagesFrom: to: self); </text:p>
      <text:p text:style-name="code"><text:tab/>POST: '/messages/add' -&gt; (Send message: #addMessage: to: self) </text:p>
      <text:p text:style-name="Normal">Nous exprimons ici que le chemin <text:span text:style-name="code_5f_par">message/count</text:span> va donner lieu à l'exécution du message <text:span text:style-name="code_5f_par">messageCount</text:span> sur le serveur lui-même. Le pattern <text:span text:style-name="code_5f_par">&lt;id:IsInteger&gt;</text:span> indique que l'argument doit être exprimé sous forme de nombre et qu'il sera converti en un entier. La gestion des erreurs est construite dans la méthode <text:span text:style-name="code_5f_par">registerErrorHandlers</text:span>. Ici, on voit comment est construite une instance de la classe <text:span text:style-name="code_5f_par">TeaResponse</text:span>.</text:p>
      <text:p text:style-name="code">TCServer &gt;&gt; registerErrorHandlers</text:p>
      <text:p text:style-name="code"><text:tab/>teapotServer</text:p>
      <text:p text:style-name="code"><text:tab/><text:tab/>exception: KeyNotFound -&gt; (TeaResponse notFound body: 'No such message')</text:p>
      <text:p text:style-name="Normal">Le démarrage du serveur est confié à la méthode <text:span text:style-name="code_5f_par">TCServer class&gt;&gt;startOn:</text:span> qui reçoit le numéro de port TCP en paramètre. </text:p>
      <text:p text:style-name="code">TCServer class &gt;&gt; startOn: aPortNumber</text:p>
      <text:p text:style-name="code"><text:tab/>^self new </text:p>
      <text:p text:style-name="code"><text:tab/><text:tab/>initializePort: aPortNumber; </text:p>
      <text:p text:style-name="code"><text:tab/><text:tab/>registerRoutes; </text:p>
      <text:p text:style-name="code"><text:tab/><text:tab/>registerErrorHandlers; </text:p>
      <text:p text:style-name="code"><text:tab/><text:tab/>yourself</text:p>
      <text:p text:style-name="Normal">Il faut également gérer l'arrêt du serveur. La méthode <text:span text:style-name="code_5f_par">stop</text:span> met fin à l'exécution du serveur TeaPot et vide la liste des message.</text:p>
      <text:p text:style-name="code">TCServer &gt;&gt; stop</text:p>
      <text:p text:style-name="code"><text:tab/>teapotServer stop.</text:p>
      <text:p text:style-name="code"><text:tab/>messagesQueue reset.</text:p>
      <text:p text:style-name="Normal">Comme il est probable que vous exécutiez plusieurs fois l'expression <text:span text:style-name="code_5f_par">TCServer startOn:</text:span>, nous définissons la méthode de classe <text:span text:style-name="code_5f_par">stopAll</text:span> qui stoppe tous les serveurs en récupérant toutes les instance de la classe. <text:s/>La méthode <text:span text:style-name="code_5f_par">TCServer class&gt;&gt;stopAll</text:span> demande l'arrêt de chaque instance du serveur.</text:p>
      <text:p text:style-name="code">TCServer class &gt;&gt; stopAll</text:p>
      <text:p text:style-name="code"><text:tab/>self allInstancesDo: #stop </text:p>
      <text:p text:style-name="Heading_20_4">Traitements réalisés par le serveur </text:p>
      <text:p text:style-name="Normal">La méthode <text:span text:style-name="code_5f_par">addMessage</text:span> extrait de la requête du client le message posté. Elle ajoute à la liste des messages une nouvelle instance de <text:span text:style-name="code_5f_par">TCMessage</text:span>.</text:p>
      <text:p text:style-name="code">TCServer &gt;&gt; addMessage: aRequest</text:p>
      <text:p text:style-name="code"><text:tab/>messagesQueue add: (TCMessage from: (aRequest at: #sender) text: (aRequest at: #text))</text:p>
      <text:p text:style-name="Normal">La méthode <text:span text:style-name="code_5f_par">messageCount</text:span> retourne le nombre de messages reçus.</text:p>
      <text:p text:style-name="code">TCServer &gt;&gt; messageCount </text:p>
      <text:p text:style-name="code"><text:tab/>^ messagesQueue size</text:p>
      <text:p text:style-name="Normal">La méthode <text:span text:style-name="code_5f_par">messageFrom:</text:span> retourne la liste des messages reçus par le serveur depuis l'index indiqué par le client. Les messages sont retournés au client sous la forme d'une chaine de caractères. Ce point sera définitivement à améliorer. </text:p>
      <text:p text:style-name="code"><text:soft-page-break/>TCServer &gt;&gt; messagesFrom: request <text:tab/></text:p>
      <text:p text:style-name="code"><text:tab/>^ messagesQueue formattedMessagesFrom: (request at: #id)</text:p>
      <text:p text:style-name="Normal">Nous en avons fini avec le serveur. A ce stade, nous pouvons le tester un peu. Commençons par le lancer : </text:p>
      <text:p text:style-name="code">TCServer startOn: 8181</text:p>
      <text:p text:style-name="Normal">Pour émettre des requêtes, nous pouvons utiliser un navigateur ou le client HTTP disponible par défaut dans Pharo.</text:p>
      <text:p text:style-name="code">ZnClient new url: 'http://localhost:8181/messages/count' ; get </text:p>
      <text:p text:style-name="Normal">Les amateurs du shell peuvent également utiliser la commande curl:</text:p>
      <text:p text:style-name="console">curl http://localhost:8181/messages/count</text:p>
      <text:p text:style-name="pragma">/// Image : tinychat_figure_02.png ///</text:p>
      <text:p text:style-name="legende">Fig. 2 : testons le serveur.</text:p>
      <text:p text:style-name="Normal">Dans Pharo, nous pouvons aussi ajouter un message de la manière suivante : </text:p>
      <text:p text:style-name="code">ZnClient new</text:p>
      <text:p text:style-name="code">url: '<text:a xlink:type="simple" xlink:href="http://localhost:8181/messages/add" text:style-name="Internet_20_link" text:visited-style-name="Visited_20_Internet_20_Link">http://localhost:8181/messages/add</text:a>';</text:p>
      <text:p text:style-name="code">formAt: 'sender' put: 'olivier';</text:p>
      <text:p text:style-name="code">formAt: 'text' put: 'Super cool ce tinychat';</text:p>
      <text:p text:style-name="code">post</text:p>
      <text:h text:style-name="Heading_20_2" text:outline-level="2">Le client</text:h>
      <text:p text:style-name="Normal">Maintenant, nous allons nous concentrer sur la partie client de TinyChat. Le client se compose de deux classes: </text:p>
      <text:list xml:id="list3754311410013963168" text:style-name="L4">
        <text:list-item>
          <text:p text:style-name="P4"><text:span text:style-name="code_5f_par">TinyChat</text:span> est la classe contenant la logique métier (connexion, envoi et réception des messages),</text:p>
        </text:list-item>
        <text:list-item>
          <text:p text:style-name="P4"><text:span text:style-name="code_5f_par">TCConsole</text:span> est une classe définissant l'interface graphique.</text:p>
        </text:list-item>
      </text:list>
      <text:p text:style-name="Normal">La logique du client est la suivante:</text:p>
      <text:list xml:id="list1963785952159081330" text:style-name="L5">
        <text:list-item>
          <text:p text:style-name="P5">Au lancement du client, celui-ci demande au serveur l'index du dernier message reçu,</text:p>
        </text:list-item>
        <text:list-item>
          <text:p text:style-name="P5">Toutes les deux secondes, le client se connecte au serveur pour lire les messages échangés depuis sa dernière connexion. Pour cela, il transmet au serveur l'index du dernier message dont il a eu connaissance.</text:p>
        </text:list-item>
      </text:list>
      <text:p text:style-name="Normal">De plus, lorsque le client transmet un message au serveur, il en profite également pour lire les messages échangés depuis sa dernière connexion.</text:p>
      <text:p text:style-name="Heading_20_3">La classe TinyChat </text:p>
      <text:p text:style-name="Normal">Nous créons la classe <text:span text:style-name="code_5f_par">TinyChat</text:span> dans le package <text:span text:style-name="code_5f_par">TinyChat-client</text:span>.</text:p>
      <text:p text:style-name="code">Object subclass: #TinyChat</text:p>
      <text:p text:style-name="code"><text:tab/>instanceVariableNames: 'url login exit messages console lastMessageIndex'</text:p>
      <text:p text:style-name="code"><text:tab/>classVariableNames: '' </text:p>
      <text:p text:style-name="code"><text:tab/>category: 'TinyChat-client'</text:p>
      <text:p text:style-name="Normal">Cette classe définit les variables suivantes:</text:p>
      <text:list xml:id="list1134764331101313483" text:style-name="L6">
        <text:list-item>
          <text:p text:style-name="P6"><text:span text:style-name="code_5f_par">url</text:span> contient l'url HTTP permettant au client de se connecter au serveur,</text:p>
        </text:list-item>
        <text:list-item>
          <text:p text:style-name="P6"><text:span text:style-name="code_5f_par">login</text:span> est une chaine de caractères identifiant le client,</text:p>
        </text:list-item>
        <text:list-item>
          <text:p text:style-name="P6"><text:span text:style-name="code_5f_par">messages</text:span> est une variable d'instance contenant les messages lus par le client,</text:p>
        </text:list-item>
        <text:list-item>
          <text:p text:style-name="P6"><text:span text:style-name="code_5f_par">lastMessageIndex</text:span> est le numéro du dernier message lu par le client,</text:p>
        </text:list-item>
        <text:list-item>
          <text:p text:style-name="P6"><text:span text:style-name="code_5f_par">exit</text:span> est une valeur booléenne. Tant que cette valeur est vraie, le client se connecte à intervalle régulier au serveur pour lire les messages échangés depuis sa dernière connexion,</text:p>
        </text:list-item>
        <text:list-item>
          <text:p text:style-name="P6"><text:span text:style-name="code_5f_par">console</text:span> pointe sur l'instance de la console graphique permettant à l'utilisateur de saisir et de consulter les messages.</text:p>
        </text:list-item>
      </text:list>
      <text:p text:style-name="Normal">Nous initialisons les variables qui le nécessitent dans la méthode <text:span text:style-name="code_5f_par">initialize</text:span>.</text:p>
      <text:p text:style-name="code">TinyChat &gt;&gt; initialize</text:p>
      <text:p text:style-name="code"><text:tab/>super initialize.</text:p>
      <text:p text:style-name="code"><text:tab/>exit := false.</text:p>
      <text:p text:style-name="code"><text:tab/>LastMessageIndex := 0.</text:p>
      <text:p text:style-name="code"><text:tab/>messages := OrderedCollection new.</text:p>
      <text:p text:style-name="Heading_20_3"><text:soft-page-break/>Définir les commandes HTTP </text:p>
      <text:p text:style-name="Normal">Nous définissons les méthodes pour communiquer avec le serveur. Elles respectent le protocole HTTP. </text:p>
      <text:p text:style-name="Normal">Deux méthodes permettent de formater la requête. L'une n'a pas d'argument et permet de construire les requêtes <text:span text:style-name="code_5f_par">/messages/add</text:span> et <text:span text:style-name="code_5f_par">/messages/count</text:span>. L'autre a un argument qui est utilisé pour la lecture des messages à partir d'une position.</text:p>
      <text:p text:style-name="code">TinyChat &gt;&gt; command: aPath</text:p>
      <text:p text:style-name="code"><text:tab/>^'{1}{2}' format: { url . APath }</text:p>
      <text:p text:style-name="code"/>
      <text:p text:style-name="code">TinyChat &gt;&gt; command: aPath argument: anArgument</text:p>
      <text:p text:style-name="code"><text:tab/>^'{1}{2}/{3}' format: { url . aPath . anArgument asString }</text:p>
      <text:p text:style-name="Normal">Il suffit ensuite de définir les trois commandes HTTP du client:</text:p>
      <text:p text:style-name="code">TinyChat &gt;&gt; cmdLastMessageID</text:p>
      <text:p text:style-name="code"><text:tab/>^ self command: '/messages/count'</text:p>
      <text:p text:style-name="code"/>
      <text:p text:style-name="code">TinyChat &gt;&gt; cmdNewMessage</text:p>
      <text:p text:style-name="code"><text:tab/>^self command: '/messages/add'</text:p>
      <text:p text:style-name="code"/>
      <text:p text:style-name="code">TinyChat &gt;&gt; cmdMessagesFromLastIndexToEnd</text:p>
      <text:p text:style-name="code"><text:tab/>"Returns the server messages from my current last index to the last one on the server."</text:p>
      <text:p text:style-name="code"><text:tab/>^ self command: '/messages' argument: lastMessageIndex</text:p>
      <text:p text:style-name="Heading_20_3">Gérer les opérations du client</text:p>
      <text:p text:style-name="Normal">Nous avons besoin d'émettre ces commandes et de pouvoir récupérer des informations à partir du serveur. Pour cela, nous définissons deux méthodes. La méthode <text:span text:style-name="code_5f_par">readLastMessageID</text:span> retourne l'index du dernier message reçu par le serveur.</text:p>
      <text:p text:style-name="code">TinyChat &gt;&gt; readLastMessageID</text:p>
      <text:p text:style-name="code"><text:tab/>| id |</text:p>
      <text:p text:style-name="code"><text:tab/>id := (ZnClient new url: self cmdLastMessageID; get) asInteger.</text:p>
      <text:p text:style-name="code"><text:tab/>id = 0 ifTrue: [ id := 1 ].</text:p>
      <text:p text:style-name="code"><text:tab/>^ id</text:p>
      <text:p text:style-name="Normal">La méthode <text:span text:style-name="code_5f_par">readMissingMessages</text:span> ajoute les derniers messages reçus par le serveur à la liste des messages connus par le client. Cette méthode retourne le nombre de messages récupérés.</text:p>
      <text:p text:style-name="code">TinyChat &gt;&gt; readMissingMessages</text:p>
      <text:p text:style-name="code"><text:tab/>"Gets the new messages that have been posted since the last request."</text:p>
      <text:p text:style-name="code"><text:tab/>| response receivedMessages |</text:p>
      <text:p text:style-name="code"><text:tab/>response := (ZnClient new url: self cmdMessagesFromLastIndexToEnd; get).</text:p>
      <text:p text:style-name="code"><text:tab/>^ response</text:p>
      <text:p text:style-name="code"><text:tab/><text:tab/>ifNil: [ 0 ]</text:p>
      <text:p text:style-name="code"><text:tab/><text:tab/>ifNotNil: [</text:p>
      <text:p text:style-name="code"><text:tab/><text:tab/><text:tab/>receivedMessages := response subStrings: (String crlf).</text:p>
      <text:p text:style-name="code"><text:tab/><text:tab/><text:tab/>receivedMessages do: [ :msg | messages add: (TCMessage fromString: msg)].</text:p>
      <text:p text:style-name="code"><text:tab/><text:tab/><text:tab/>receivedMessages size. </text:p>
      <text:p text:style-name="code"><text:tab/><text:tab/>]</text:p>
      <text:p text:style-name="pragma">/// Image : tinychat_figure_03.png ///</text:p>
      <text:p text:style-name="legende">Fig. 3 : Lecture de l'historique des messages reçus par le serveur.</text:p>
      <text:p text:style-name="Normal">Nous sommes prêt à définir le comportement de rafraichissement du client avec la <text:s/>méthode <text:span text:style-name="code_5f_par">refreshMessages</text:span>. Elle utilise un processus léger pour lire à intervalle régulier les messages reçus par le serveur. Le délai est fixé à deux secondes. Le message <text:span text:style-name="code_5f_par">fork</text:span>, envoyé à un bloc (une fermeture lexical en Pharo), exécute ce bloc dans un processus léger. La logique est de boucler tant que le client ne spécifie pas qu'il veut s'arrêter via la variable <text:span text:style-name="code_5f_par">exit</text:span>. L'expression <text:span text:style-name="code_5f_par">(Delay forSeconds: 2) wait</text:span> suspend l'exécution du processus léger dans lequel elle se trouve, pendant un certain nombre de secondes.</text:p>
      <text:p text:style-name="code">TinyChat &gt;&gt; refreshMessages</text:p>
      <text:p text:style-name="code"><text:tab/>[</text:p>
      <text:p text:style-name="code"><text:tab/><text:tab/>[ exit ] whileFalse: [</text:p>
      <text:p text:style-name="code"><text:tab/><text:tab/>(Delay forSeconds: 2) wait.</text:p>
      <text:p text:style-name="code"><text:tab/><text:tab/>lastMessageIndex := lastMessageIndex + (self readMissingMessages).</text:p>
      <text:p text:style-name="code"><text:tab/><text:tab/>console print: messages.</text:p>
      <text:p text:style-name="code"><text:tab/><text:tab/>]] fork</text:p>
      <text:p text:style-name="Normal">La méthode <text:span text:style-name="code_5f_par">sendNewMessage:</text:span> poste le message de l'utilisateur au serveur.</text:p>
      <text:p text:style-name="code">TinyChat &gt;&gt; sendNewMessage: aMessage</text:p>
      <text:p text:style-name="code"><text:tab/>^ ZnClient new</text:p>
      <text:p text:style-name="code"><text:tab/><text:tab/>url: self cmdNewMessage;</text:p>
      <text:p text:style-name="code"><text:tab/><text:tab/>formAt: 'sender' put: <text:s/>(aMessage sender);</text:p>
      <text:p text:style-name="code"><text:tab/><text:tab/>formAt: 'text' put: (aMessage text);</text:p>
      <text:p text:style-name="code"><text:soft-page-break/><text:tab/><text:tab/>post</text:p>
      <text:p text:style-name="Normal">Cette méthode est utilisée par la méthode <text:span text:style-name="code_5f_par">send:</text:span> qui reçoit en paramètre le texte saisi par l'utilisateur. La chaine de caractères est alors convertie en une instance de <text:span text:style-name="code_5f_par">TCMessage</text:span>. Le message est envoyé. Le client met à jour l'index du dernier message connu et déclenche l'affichage du message dans l'interface graphique.</text:p>
      <text:p text:style-name="code">TinyChat &gt;&gt; send: aString</text:p>
      <text:p text:style-name="code"><text:tab/>| msg | <text:tab/></text:p>
      <text:p text:style-name="code"><text:tab/>msg := TCMessage from: login text: aString.</text:p>
      <text:p text:style-name="code"><text:tab/>self sendNewMessage: msg.</text:p>
      <text:p text:style-name="code"><text:tab/>lastMessageIndex := lastMessageIndex + (self readMissingMessages).</text:p>
      <text:p text:style-name="code"><text:tab/>console print: messages.</text:p>
      <text:p text:style-name="Normal">La déconnexion du client est gérée par la méthode <text:span text:style-name="code_5f_par">disconnect</text:span> qui envoie un message au serveur pour signaler le départ de l'utilisateur. Elle met fin à la boucle de récupération périodique des messages.</text:p>
      <text:p text:style-name="code">TinyChat &gt;&gt; disconnect</text:p>
      <text:p text:style-name="code"><text:tab/>self sendNewMessage: (TCMessage from: login text: 'I exited from the chat room.').</text:p>
      <text:p text:style-name="code"><text:tab/>exit := true</text:p>
      <text:p text:style-name="Heading_20_4">Fixer les paramètres du client </text:p>
      <text:p text:style-name="Normal">Pour initialiser les paramètres de connexion, on définit une méthode de class <text:span text:style-name="code_5f_par">TinyChat class&gt;&gt;connect:port:login:</text:span>. Cette méthode permet de se connecter de la manière suivante: </text:p>
      <text:p text:style-name="code">TinyChat connect: 'localhost' port: 8080 login: 'username'</text:p>
      <text:p text:style-name="Normal">Le code de cette méthode est donc:</text:p>
      <text:p text:style-name="code">TinyChat class &gt;&gt; connect: aHost port: aPort login: aLogin</text:p>
      <text:p text:style-name="code"><text:tab/>^ self new host: aHost port: aPort login: aLogin; start</text:p>
      <text:p text:style-name="Normal">Le code appelle la méthode <text:span text:style-name="code_5f_par">host:port:login:</text:span>. Cette méthode met à jour la variable d'instance <text:span text:style-name="code_5f_par">url</text:span> en construisant l'URL et en affectant le nom de l'utilisateur à la variable d'instance <text:span text:style-name="code_5f_par">login</text:span>.</text:p>
      <text:p text:style-name="code">TinyChat &gt;&gt; host: aHost port: aPort login: aLogin</text:p>
      <text:p text:style-name="code"><text:tab/>url := 'http://' , aHost , ':' , aPort asString.</text:p>
      <text:p text:style-name="code"><text:tab/>login := aLogin</text:p>
      <text:p text:style-name="Normal">La méthode <text:span text:style-name="code_5f_par">start</text:span> envoie un message au serveur pour présenter l'utilisateur, récupérer l'index du dernier message reçu par le serveur et mettre à jour la liste des messages connus par le client. C'est également cette méthode qui initialise l'interface graphique de l'utilisateur. Une évolution pourrait consister à séparer le modèle de son interface graphique en utilisant une conception basée sur des événements.</text:p>
      <text:p text:style-name="code">TinyChat &gt;&gt; start</text:p>
      <text:p text:style-name="code"><text:tab/>console := TCConsole attach: self.</text:p>
      <text:p text:style-name="code"><text:tab/>self sendNewMessage: (TCMessage from: login text: 'I joined the chat room').</text:p>
      <text:p text:style-name="code"><text:tab/>lastMessageIndex := self readLastMessageID.</text:p>
      <text:p text:style-name="code"><text:tab/>self refreshMessages.</text:p>
      <text:p text:style-name="Heading_20_4">Création de l'interface graphique</text:p>
      <text:p text:style-name="Normal">L'interface graphique est composée d'une fenêtre contenant une liste et un champ de saisie.</text:p>
      <text:p text:style-name="code">ComposableModel subclass: #TCConsole</text:p>
      <text:p text:style-name="code"><text:tab/>instanceVariableNames: 'chat list input'</text:p>
      <text:p text:style-name="code"><text:tab/>classVariableNames: ''</text:p>
      <text:p text:style-name="code"><text:tab/>category: 'TinyChat-client'</text:p>
      <text:p text:style-name="Normal">La variable d'instance <text:span text:style-name="code_5f_par">chat</text:span> est une référence à une instance de la classe <text:span text:style-name="code_5f_par">TinyChat</text:span> et nécessite uniquement un accesseur en écriture.</text:p>
      <text:p text:style-name="Normal">Les variables d'instance <text:span text:style-name="code_5f_par">list</text:span> et <text:span text:style-name="code_5f_par">input</text:span> dispose chacune d'un accesseur en lecture. Ceci est imposé par Spec le constructeur d'interface.</text:p>
      <text:p text:style-name="code">TCConsole &gt;&gt; input</text:p>
      <text:p text:style-name="code"><text:tab/>^ input </text:p>
      <text:p text:style-name="code"/>
      <text:p text:style-name="code">TCConsole &gt;&gt; list</text:p>
      <text:p text:style-name="code"><text:tab/>^ list</text:p>
      <text:p text:style-name="code"/>
      <text:p text:style-name="code">TCConsole &gt;&gt; chat: anObject</text:p>
      <text:p text:style-name="code"><text:tab/>chat := anObject</text:p>
      <text:p text:style-name="Normal">L'interface graphique a un titre pour la fenêtre. Pour le définir, il faut écrire une méthode <text:span text:style-name="code_5f_par">title</text:span>.</text:p>
      <text:p text:style-name="code">TCConsole &gt;&gt; title</text:p>
      <text:p text:style-name="code"><text:tab/>^ 'TinyChat'</text:p>
      <text:p text:style-name="Normal">La méthode de classe <text:span text:style-name="code_5f_par">TCConsole class&gt;&gt;attach:</text:span> reçoit en argument l'instance du client de chat avec lequel l'interface graphique va être utilisée. Cette méthode déclenche l'ouverture de la fenêtre et met en place l'événement gérant la fermeture de celle ci ainsi que la déconnexion du client.</text:p>
      <text:p text:style-name="code"><text:soft-page-break/>TCConsole class &gt;&gt; attach: aTinyChat</text:p>
      <text:p text:style-name="code">| window |</text:p>
      <text:p text:style-name="code">window := self new chat: aTinyChat.</text:p>
      <text:p text:style-name="code">window openWithSpec whenClosedDo: [ aTinyChat disconnect ].</text:p>
      <text:p text:style-name="code">^ window</text:p>
      <text:p text:style-name="Normal">La méthode <text:span text:style-name="code_5f_par">TCConsole class&gt;&gt;defaultSpec</text:span> définit la mise en page des composants contenus dans la fenêtre. Nous avons une colonne avec une liste et un champ de saisie placé juste en dessous.</text:p>
      <text:p text:style-name="code">TCConsole class &gt;&gt; defaultSpec</text:p>
      <text:p text:style-name="code"><text:tab/>&lt;spec: #default&gt;</text:p>
      <text:p text:style-name="code"><text:tab/>^ SpecLayout composed newColumn: [ :c |</text:p>
      <text:p text:style-name="code"><text:tab/><text:tab/>c add: #list; add: #input height: 30 ]; yourself</text:p>
      <text:p text:style-name="Normal">La méthode <text:span text:style-name="code_5f_par">initializeWidgets</text:span> spécifie la nature et le comportement des composants graphiques. Ainsi, le code passé à <text:span text:style-name="code_5f_par">acceptBlock:</text:span> permet de définir l'action à exécuter lorsque le texte est entré dans le champ de saisie. Nous l'envoyons à <text:span text:style-name="code_5f_par">client</text:span> et nous effaçons son contenu lorsque l'utilisateur appuie sur la touche ENTREE.</text:p>
      <text:p text:style-name="code">TCConsole &gt;&gt; initializeWidgets</text:p>
      <text:p text:style-name="code"><text:tab/>list := ListModel new.</text:p>
      <text:p text:style-name="code"><text:tab/><text:tab/>input := TextInputFieldModel new</text:p>
      <text:p text:style-name="code"><text:tab/><text:tab/>ghostText: 'Type your message here...';</text:p>
      <text:p text:style-name="code"><text:tab/><text:tab/>enabled: true;</text:p>
      <text:p text:style-name="code"><text:tab/>acceptBlock: [ :string | </text:p>
      <text:p text:style-name="code"><text:tab/><text:tab/>chat send: string. </text:p>
      <text:p text:style-name="code"><text:tab/><text:tab/>input text: '' ].</text:p>
      <text:p text:style-name="code"><text:tab/>self focusOrder add: input.</text:p>
      <text:p text:style-name="Normal">La méthode <text:span text:style-name="code_5f_par">print:</text:span> affiche les messages reçus par le client en les affectant au contenu de la liste.</text:p>
      <text:p text:style-name="code">TCConsole &gt;&gt; print: aCollectionOfMessages</text:p>
      <text:p text:style-name="code"><text:tab/>list items: (aCollectionOfMessages collect: [ <text:s/>:m | <text:s/>m printString ])</text:p>
      <text:p text:style-name="Normal">Notez que cette méthode est invoquée par la méthode <text:span text:style-name="code_5f_par">refreshMessages</text:span> et que changer tous les éléments de la liste à chaque ajout d'un nouveau messages est peu élégant mais l'exemple se veut volontairement simple.</text:p>
      <text:h text:style-name="Heading_20_2" text:outline-level="2">Conclusion</text:h>
      <text:p text:style-name="Normal">Nous avons montré que la création d'un serveur REST est extrêmement simple avec Teapot. La définition de TinyChat donne un cadre ludique à l'exploration de la programmation en Pharo et nous espérons que vous avez apprécié cette ballade. TinyChat est une petite application que nous avons développé de manière très simple afin <text:s/>de vous permettre de l'étendre et d'expérimenter. Voici une liste d'améliorations : gestion parcimonieuse des ajouts d'éléments dans la liste graphique, gestion d'accès concurrents dans la collection sur le serveur (en effet, si le serveur pouvait recevoir des requêtes concurrentes la structure de donnée utilisée n'est pas adéquate), gestion des erreurs de connexion, rendre les clients robustes à la fermeture du serveur, obtenir la liste des personnes connectées, pouvoir définir le délai de récupération des messages, utiliser JSON pour le transport des messages, afficher le nom de la personne connectée dans la fenêtre. Le projet est disponible sur le site de dépôt Smalltalkhub. A vous de jouer!</text:p>
      <text:h text:style-name="Heading_20_1" text:outline-level="1">Références</text:h>
      <text:p text:style-name="Normal">[1] Site officiel du projet Pharo : <text:span text:style-name="url">http://www.pharo.org</text:span> </text:p>
      <text:p text:style-name="Normal">[2] Site officiel du projet Zinc: <text:span text:style-name="url">http://zn.stfx.eu/zn/index.html</text:span> </text:p>
      <text:p text:style-name="Normal">[3] Télécharger le projet TinyChat : <text:span text:style-name="url">http://www.smalltalkhub.com/#!/~olivierauverlot/TinyChat</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fo:text-align="end" style:justify-single-word="false" text:number-lines="false" text:line-number="0"/>
      <style:text-properties style:font-name="Arial" fo:font-size="8pt" fo:font-weight="bold"/>
    </style:style>
    <style:style style:name="Heading" style:family="paragraph" style:parent-style-name="Standard" style:next-style-name="Text_20_body" style:class="text">
      <style:paragraph-properties fo:margin-top="0.423cm" fo:margin-bottom="0.499cm" fo:keep-with-next="always"/>
      <style:text-properties style:font-name="Arial Black" fo:font-size="24pt" fo:font-weight="bold" style:font-name-asian="MS Mincho" style:font-size-asian="14pt" style:font-name-complex="Tahoma2" style:font-size-complex="14pt"/>
    </style:style>
    <style:style style:name="Heading_20_1" style:display-name="Heading 1" style:family="paragraph" style:parent-style-name="Heading" style:next-style-name="Text_20_body" style:default-outline-level="1" style:class="text">
      <style:text-properties style:font-name="Tahoma" fo:font-size="16pt" fo:font-weight="normal" style:font-name-asian="Lucida Sans Unicode" style:font-size-asian="24pt" style:font-weight-asian="bold" style:font-name-complex="Tahoma2" style:font-size-complex="24pt" style:font-weight-complex="bold"/>
    </style:style>
    <style:style style:name="Heading_20_2" style:display-name="Heading 2" style:family="paragraph" style:parent-style-name="Heading" style:next-style-name="Text_20_body" style:default-outline-level="2" style:class="text">
      <style:text-properties style:font-name="Tahoma" fo:font-size="14pt" fo:font-weight="normal" style:font-name-asian="Lucida Sans Unicode" style:font-size-asian="18pt" style:font-weight-asian="bold" style:font-name-complex="Tahoma2" style:font-size-complex="18pt" style:font-weight-complex="bold"/>
    </style:style>
    <style:style style:name="Heading_20_3" style:display-name="Heading 3" style:family="paragraph" style:parent-style-name="Heading" style:next-style-name="Text_20_body" style:class="text">
      <style:text-properties style:font-name="Tahoma"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size="10pt" fo:font-weight="bold" style:font-name-asian="Lucida Sans Unicode" style:font-size-asian="12pt" style:font-weight-asian="bold" style:font-name-complex="Tahoma2" style:font-size-complex="12pt" style:font-weight-complex="bold"/>
    </style:style>
    <style:style style:name="List" style:family="paragraph" style:parent-style-name="Text_20_body" style:class="list">
      <style:text-properties style:font-name-complex="Tahoma3"/>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ormal" style:family="paragraph" style:parent-style-name="Standard" style:master-page-name="">
      <style:paragraph-properties fo:margin-top="0.199cm" fo:margin-bottom="0.101cm" style:page-number="auto"/>
      <style:text-properties style:font-name="Arial1" fo:font-size="10pt"/>
    </style:style>
    <style:style style:name="chapeau" style:family="paragraph" style:parent-style-name="Normal" style:next-style-name="Normal">
      <style:text-properties style:font-name="Arial Black1" fo:font-size="11pt" fo:font-style="italic" fo:font-weight="bold"/>
    </style:style>
    <style:style style:name="legende" style:family="paragraph" style:parent-style-name="Normal" style:next-style-name="Normal">
      <style:text-properties style:font-name="Arial Narrow"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style:paragraph-properties fo:margin-top="0cm" fo:margin-bottom="0cm" style:page-number="auto" fo:background-color="#ffffcc">
        <style:background-image/>
      </style:paragraph-properties>
      <style:text-properties style:font-name="Courier New" fo:font-size="8pt"/>
    </style:style>
    <style:style style:name="pragma" style:family="paragraph" style:parent-style-name="Normal" style:next-style-name="Normal" style:master-page-name="">
      <style:paragraph-properties style:page-number="auto" fo:background-color="#ff0000" style:shadow="none">
        <style:tab-stops/>
        <style:background-image/>
      </style:paragraph-properties>
      <style:text-properties fo:font-style="italic"/>
    </style:style>
    <style:style style:name="console" style:family="paragraph" style:parent-style-name="Normal" style:next-style-name="Normal" style:master-page-name="">
      <style:paragraph-properties fo:margin-top="0cm" fo:margin-bottom="0cm" fo:line-height="100%" style:page-number="auto" fo:background-color="#000000">
        <style:background-image/>
      </style:paragraph-properties>
      <style:text-properties fo:color="#ffffff" style:font-name="Courier New" fo:font-size="8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size="9pt" fo:font-weight="bold"/>
    </style:style>
    <style:style style:name="code_5f_em" style:display-name="code_em" style:family="text">
      <style:text-properties fo:color="#ff0000" style:font-name="Letter Gothic MT" fo:font-size="9pt" fo:font-weight="bold"/>
    </style:style>
    <style:style style:name="menu" style:family="text">
      <style:text-properties style:font-name="Arial2" fo:font-size="9pt" fo:font-style="italic" fo:font-weight="bold"/>
    </style:style>
    <style:style style:name="url" style:family="text">
      <style:text-properties style:font-name="Arial" fo:font-size="10pt" fo:font-weight="bold"/>
    </style:style>
    <style:style style:name="gras" style:family="text">
      <style:text-properties fo:font-weight="bold"/>
    </style:style>
    <style:style style:name="italic" style:family="text">
      <style:text-properties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dc:title>Diamond_editions</dc:title>
    <meta:creation-date>2015-04-06T09:15:02</meta:creation-date>
    <dc:language>fr-FR</dc:language>
    <meta:editing-cycles>93</meta:editing-cycles>
    <meta:editing-duration>PT3H29M4S</meta:editing-duration>
    <meta:initial-creator>olivier auverlot</meta:initial-creator>
    <dc:date>2015-04-13T08:39:47</dc:date>
    <dc:creator>Olivier Auverlot</dc:creator>
    <meta:document-statistic meta:table-count="0" meta:image-count="0" meta:object-count="0" meta:page-count="8" meta:paragraph-count="330" meta:word-count="3137" meta:character-count="21261"/>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